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4d6" officeooo:paragraph-rsid="001be4d6"/>
    </style:style>
    <style:style style:name="P2" style:family="paragraph" style:parent-style-name="Standard">
      <style:text-properties officeooo:rsid="001be4d6" officeooo:paragraph-rsid="001c5d61"/>
    </style:style>
    <style:style style:name="P3" style:family="paragraph" style:parent-style-name="Standard">
      <style:text-properties officeooo:rsid="001c5d61" officeooo:paragraph-rsid="001c5d61"/>
    </style:style>
    <style:style style:name="T1" style:family="text">
      <style:text-properties officeooo:rsid="001c5d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Para qué sirven los condicionales?</text:p>
      <text:p text:style-name="P1"/>
      <text:p text:style-name="P1">Los condicionales <text:s/>no sirven para crear bloques <text:s/>de codigos que se ejecuten si un valor es verdadero o si es falso.</text:p>
      <text:p text:style-name="P1"/>
      <text:p text:style-name="P1">Los condicionales pueden ser muy utiles a medida que los necesitemos.</text:p>
      <text:p text:style-name="P1"><text:s/>Puede que queramos que solo si se cumple una condición condición</text:p>
      <text:p text:style-name="P1"><text:s/></text:p>
      <text:p text:style-name="P1"/>
      <text:p text:style-name="P1">ejemplo:</text:p>
      <text:p text:style-name="P1"/>
      <text:p text:style-name="P1">a=1;</text:p>
      <text:p text:style-name="P1">b=2;</text:p>
      <text:p text:style-name="P1"/>
      <text:p text:style-name="P1">if(a==b){</text:p>
      <text:p text:style-name="P1"><text:s/>// si a y b son iguales ejecute esto</text:p>
      <text:p text:style-name="P1">}</text:p>
      <text:p text:style-name="P1"/>
      <text:p text:style-name="P1">o <text:s/>también nos puede sirvir para permitir acceso.</text:p>
      <text:p text:style-name="P1"/>
      <text:p text:style-name="P1">usuario</text:p>
      <text:p text:style-name="P1">Contraseña</text:p>
      <text:p text:style-name="P1"/>
      <text:p text:style-name="P1"/>
      <text:p text:style-name="P1">if (usurio == ture &amp;&amp; contraseña == true){</text:p>
      <text:p text:style-name="P1"><text:s/>// puedes ingresar</text:p>
      <text:p text:style-name="P1">}</text:p>
      <text:p text:style-name="P1"/>
      <text:p text:style-name="P1">¿Cómo definirías los valores de verdad con tus propias palabras?</text:p>
      <text:p text:style-name="P1"/>
      <text:p text:style-name="P3">Un valor yTrue solo exiteste en un tontesto de comparación o un contexto booleano.</text:p>
      <text:p text:style-name="P1"><text:s/></text:p>
      <text:p text:style-name="P3">Solo exite un valor de verdad que es True.</text:p>
      <text:p text:style-name="P3"/>
      <text:p text:style-name="P3">Los valores equivalentes a True: son todos los valores (execpto:null,undefine,””,’’,0</text:p>
      <text:p text:style-name="P3"/>
      <text:p text:style-name="P3">True en computación estraducido a codigo binario como 1.</text:p>
      <text:p text:style-name="P3"/>
      <text:p text:style-name="P3">Un valor es verdadero o false dependiendo del contexto:</text:p>
      <text:p text:style-name="P3"/>
      <text:p text:style-name="P3">ejemplo:</text:p>
      <text:p text:style-name="P3"/>
      <text:p text:style-name="P3">a=1;</text:p>
      <text:p text:style-name="P3">b=’1’;</text:p>
      <text:p text:style-name="P3"/>
      <text:p text:style-name="P3">if(a==b){</text:p>
      <text:p text:style-name="P3"><text:s text:c="2"/>/// esto es true</text:p>
      <text:p text:style-name="P3">}else{</text:p>
      <text:p text:style-name="P3"><text:s/>// este codigo no se ejecuta</text:p>
      <text:p text:style-name="P3"><text:soft-page-break/>}</text:p>
      <text:p text:style-name="P3">Cambio de condición <text:s/></text:p>
      <text:p text:style-name="P3">a=1;</text:p>
      <text:p text:style-name="P3">b=’1’;</text:p>
      <text:p text:style-name="P3"/>
      <text:p text:style-name="P3">if(a===b){</text:p>
      <text:p text:style-name="P3"><text:s text:c="2"/>/// esto no se ejecuta</text:p>
      <text:p text:style-name="P3">}else{</text:p>
      <text:p text:style-name="P3"><text:s/>// esto es false</text:p>
      <text:p text:style-name="P3">}</text:p>
      <text:p text:style-name="P3"/>
      <text:p text:style-name="P2">¿Cómo definirías los valores <text:span text:style-name="T1">falsos </text:span>con tus propias palabras?</text:p>
      <text:p text:style-name="P2"/>
      <text:p text:style-name="P3">Un valor Flase solo existe en un tontexto condicional <text:s/>o un contexto booleano.</text:p>
      <text:p text:style-name="P2"><text:s/></text:p>
      <text:p text:style-name="P3">Solo exite un valor falso que es flase.</text:p>
      <text:p text:style-name="P3"/>
      <text:p text:style-name="P3">Los valores equivalentes a false: <text:s/>null, undefine, ””,’ ’, <text:s/>0</text:p>
      <text:p text:style-name="P3"/>
      <text:p text:style-name="P3">True en computación estraducido a codigo binario como 1.</text:p>
      <text:p text:style-name="P3"/>
      <text:p text:style-name="P3">Un valor es verdadero o false dependiendo del contexto:</text:p>
      <text:p text:style-name="P3"/>
      <text:p text:style-name="P3">ejemplo:</text:p>
      <text:p text:style-name="P3"/>
      <text:p text:style-name="P3">a=1;</text:p>
      <text:p text:style-name="P3">b=’1’;</text:p>
      <text:p text:style-name="P3"/>
      <text:p text:style-name="P3">if(a==b){</text:p>
      <text:p text:style-name="P3"><text:s text:c="2"/>/// esto es true</text:p>
      <text:p text:style-name="P3">}else{</text:p>
      <text:p text:style-name="P3"><text:s/>// este codigo no se ejecuta</text:p>
      <text:p text:style-name="P3">}</text:p>
      <text:p text:style-name="P3">Cambio de condición <text:s/></text:p>
      <text:p text:style-name="P3">a=1;</text:p>
      <text:p text:style-name="P3">b=’1’;</text:p>
      <text:p text:style-name="P3"/>
      <text:p text:style-name="P3">if(a===b){</text:p>
      <text:p text:style-name="P3"><text:s text:c="2"/>/// esto no se ejecuta</text:p>
      <text:p text:style-name="P3">}else{</text:p>
      <text:p text:style-name="P3"><text:s/>// esto es false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9:00:01.567573388</meta:creation-date>
    <dc:date>2022-04-27T19:20:49.778182752</dc:date>
    <meta:editing-duration>PT31S</meta:editing-duration>
    <meta:editing-cycles>1</meta:editing-cycles>
    <meta:document-statistic meta:table-count="0" meta:image-count="0" meta:object-count="0" meta:page-count="2" meta:paragraph-count="63" meta:word-count="269" meta:character-count="1552" meta:non-whitespace-character-count="1315"/>
    <meta:generator>LibreOffice/7.2.6.2$Linux_X86_64 LibreOffice_project/20$Build-2</meta:generator>
  </office:meta>
</office:document-meta>
</file>